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D3EEB65992CC0A69.png" manifest:media-type="image/png"/>
  <manifest:file-entry manifest:full-path="Pictures/1000000000000421000000B88402B221C64B35D0.jpg" manifest:media-type="image/jpeg"/>
  <manifest:file-entry manifest:full-path="Pictures/1000020100000402000000A2A3713CAD6BE9DDA0.png" manifest:media-type="image/png"/>
  <manifest:file-entry manifest:full-path="Pictures/10000201000004B000000337F93596D33F88840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2.63cm"/>
    </style:style>
    <style:style style:name="pr2" style:family="presentation" style:parent-style-name="Blue_5f_Curve-subtitle">
      <style:graphic-properties draw:fill-color="#ffffff" draw:auto-grow-height="true" fo:min-height="9.134cm"/>
    </style:style>
    <style:style style:name="pr3" style:family="presentation" style:parent-style-name="Blue_5f_Curve-notes">
      <style:graphic-properties draw:fill-color="#ffffff" draw:auto-grow-height="true" fo:min-height="12.572cm"/>
    </style:style>
    <style:style style:name="pr4" style:family="presentation" style:parent-style-name="Blue_5f_Curve-title">
      <style:graphic-properties fo:min-height="2.63cm"/>
    </style:style>
    <style:style style:name="pr5" style:family="presentation" style:parent-style-name="Blue_5f_Curve-outline1">
      <style:graphic-properties fo:min-height="5.479cm"/>
    </style:style>
    <style:style style:name="pr6" style:family="presentation" style:parent-style-name="Blue_5f_Curve-notes">
      <style:graphic-properties draw:fill-color="#ffffff" fo:min-height="12.572cm"/>
    </style:style>
    <style:style style:name="pr7" style:family="presentation" style:parent-style-name="Blue_5f_Curve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layer="layout" svg:width="25.199cm" svg:height="2.63cm" svg:x="0cm" svg:y="4.877cm" presentation:class="title">
          <draw:text-box>
            <text:p>Lego Organiz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Борис Дишов – 81546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draw:frame presentation:style-name="pr4" draw:layer="layout" svg:width="25.199cm" svg:height="2.63cm" svg:x="0cm" svg:y="4.877cm" presentation:class="title" presentation:user-transformed="true">
          <draw:text-box>
            <text:p><text:s/>Увод</text:p>
          </draw:text-box>
        </draw:frame>
        <draw:frame presentation:style-name="pr5" draw:layer="layout" svg:width="25.199cm" svg:height="5.729cm" svg:x="1.4cm" svg:y="8.45cm" presentation:class="outline" presentation:user-transformed="true">
          <draw:text-box>
            <text:list text:style-name="L2">
              <text:list-item>
                <text:p>Целта е да се направи място където по-лесно ще може да се съхраняват лего части с възможност за разглеждане на различни сетове и предложения за какво може да се направи с частите, които са налични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draw:frame presentation:style-name="pr4" draw:layer="layout" svg:width="25.199cm" svg:height="2.63cm" svg:x="0.762cm" svg:y="0.254cm" presentation:class="title" presentation:user-transformed="true">
          <draw:text-box>
            <text:p>Основни функционалности</text:p>
          </draw:text-box>
        </draw:frame>
        <draw:frame presentation:style-name="pr5" draw:layer="layout" svg:width="25.199cm" svg:height="9.725cm" svg:x="1.27cm" svg:y="2.721cm" presentation:class="outline" presentation:user-transformed="true">
          <draw:text-box>
            <text:list text:style-name="L2">
              <text:list-item>
                <text:p>Вход/Регистрация</text:p>
              </text:list-item>
              <text:list-item>
                <text:p>Разглеждане на колекцията от части</text:p>
              </text:list-item>
              <text:list-item>
                <text:p>Добавяне/премахване на части</text:p>
              </text:list-item>
              <text:list-item>
                <text:p>Добавяне/премахване на сетове</text:p>
              </text:list-item>
              <text:list-item>
                <text:p>Разглеждане на съществуващи сетове</text:p>
              </text:list-item>
              <text:list-item>
                <text:p>Информация за какви части има даден сет и какви части липсват за него от колекцията</text:p>
              </text:list-item>
              <text:list-item>
                <text:p>Разглеждане на предложения за това какво може да се построи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draw:frame presentation:style-name="pr4" draw:layer="layout" svg:width="25.199cm" svg:height="2.63cm" svg:x="0.455cm" svg:y="0.254cm" presentation:class="title" presentation:user-transformed="true">
          <draw:text-box>
            <text:p>Използвани технологии</text:p>
          </draw:text-box>
        </draw:frame>
        <draw:frame presentation:style-name="pr5" draw:layer="layout" svg:width="25.199cm" svg:height="8.636cm" svg:x="1.27cm" svg:y="3.048cm" presentation:class="outline" presentation:user-transformed="true">
          <draw:text-box>
            <text:list text:style-name="L2">
              <text:list-item>
                <text:p>Backend</text:p>
                <text:list>
                  <text:list-item>
                    <text:p>Node</text:p>
                  </text:list-item>
                  <text:list-item>
                    <text:p>Express</text:p>
                  </text:list-item>
                  <text:list-item>
                    <text:p>MongoDB</text:p>
                  </text:list-item>
                </text:list>
              </text:list-item>
              <text:list-item>
                <text:p>Frontend</text:p>
                <text:list>
                  <text:list-item>
                    <text:p>React.js</text:p>
                  </text:list-item>
                  <text:list-item>
                    <text:p>React Rou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draw:frame presentation:style-name="pr4" draw:layer="layout" svg:width="25.199cm" svg:height="2.63cm" svg:x="0cm" svg:y="4.877cm" presentation:class="title">
          <draw:text-box>
            <text:p>DEMO</text:p>
          </draw:text-box>
        </draw:frame>
        <draw:frame presentation:style-name="pr7" draw:layer="layout" svg:width="25.199cm" svg:height="4.183cm" svg:x="1.4cm" svg:y="8.63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20100000640000004ADD3EEB65992CC0A6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224cm" fo:margin-bottom="0cm" fo:text-indent="0cm"/>
      <style:text-properties fo:font-size="15.8000001907349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167cm" fo:margin-bottom="0cm" fo:text-indent="0cm"/>
      <style:text-properties fo:font-size="13.5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11cm" fo:margin-bottom="0cm" fo:text-indent="0cm"/>
      <style:text-properties fo:font-size="11.3000001907349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55cm" fo:margin-bottom="0cm" fo:text-indent="0cm"/>
      <style:text-properties fo:font-size="11.3000001907349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55cm" fo:margin-bottom="0cm" fo:text-indent="0cm"/>
      <style:text-properties fo:font-size="11.3000001907349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55cm" fo:margin-bottom="0cm" fo:text-indent="0cm"/>
      <style:text-properties fo:font-size="11.3000001907349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55cm" fo:margin-bottom="0cm" fo:text-indent="0cm"/>
      <style:text-properties fo:font-size="11.3000001907349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55cm" fo:margin-bottom="0cm" fo:text-indent="0cm"/>
      <style:text-properties fo:font-size="11.3000001907349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21.8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size-asian="18pt" style:font-size-complex="18pt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224cm" fo:margin-bottom="0cm" fo:text-indent="0cm"/>
      <style:text-properties fo:font-size="15.8000001907349pt"/>
    </style:style>
    <style:style style:name="Pencil-outline3" style:family="presentation" style:parent-style-name="Pencil-outline2">
      <style:paragraph-properties fo:margin-left="0cm" fo:margin-right="0cm" fo:margin-top="0.167cm" fo:margin-bottom="0cm" fo:text-indent="0cm"/>
      <style:text-properties fo:font-size="13.5pt"/>
    </style:style>
    <style:style style:name="Pencil-outline4" style:family="presentation" style:parent-style-name="Pencil-outline3">
      <style:paragraph-properties fo:margin-left="0cm" fo:margin-right="0cm" fo:margin-top="0.111cm" fo:margin-bottom="0cm" fo:text-indent="0cm"/>
      <style:text-properties fo:font-size="11.3000001907349pt"/>
    </style:style>
    <style:style style:name="Pencil-outline5" style:family="presentation" style:parent-style-name="Pencil-outline4">
      <style:paragraph-properties fo:margin-left="0cm" fo:margin-right="0cm" fo:margin-top="0.055cm" fo:margin-bottom="0cm" fo:text-indent="0cm"/>
      <style:text-properties fo:font-size="11.3000001907349pt"/>
    </style:style>
    <style:style style:name="Pencil-outline6" style:family="presentation" style:parent-style-name="Pencil-outline5">
      <style:paragraph-properties fo:margin-left="0cm" fo:margin-right="0cm" fo:margin-top="0.055cm" fo:margin-bottom="0cm" fo:text-indent="0cm"/>
      <style:text-properties fo:font-size="11.3000001907349pt"/>
    </style:style>
    <style:style style:name="Pencil-outline7" style:family="presentation" style:parent-style-name="Pencil-outline6">
      <style:paragraph-properties fo:margin-left="0cm" fo:margin-right="0cm" fo:margin-top="0.055cm" fo:margin-bottom="0cm" fo:text-indent="0cm"/>
      <style:text-properties fo:font-size="11.3000001907349pt"/>
    </style:style>
    <style:style style:name="Pencil-outline8" style:family="presentation" style:parent-style-name="Pencil-outline7">
      <style:paragraph-properties fo:margin-left="0cm" fo:margin-right="0cm" fo:margin-top="0.055cm" fo:margin-bottom="0cm" fo:text-indent="0cm"/>
      <style:text-properties fo:font-size="11.3000001907349pt"/>
    </style:style>
    <style:style style:name="Pencil-outline9" style:family="presentation" style:parent-style-name="Pencil-outline8">
      <style:paragraph-properties fo:margin-left="0cm" fo:margin-right="0cm" fo:margin-top="0.055cm" fo:margin-bottom="0cm" fo:text-indent="0cm"/>
      <style:text-properties fo:font-size="11.3000001907349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21.8999996185303pt" fo:font-style="normal" fo:text-shadow="none" style:text-underline-style="none" fo:font-weight="normal" style:letter-kerning="true" fo:background-color="#ffffff" style:font-size-asian="18pt" style:font-size-complex="18pt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1.100000381469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align="center" fo:text-indent="0cm"/>
      <style:text-properties fo:font-size="21pt"/>
    </style:style>
    <style:style style:name="Vintage-outline3" style:family="presentation" style:parent-style-name="Vintage-outline2">
      <style:paragraph-properties fo:margin-left="0cm" fo:margin-right="0cm" fo:margin-top="0cm" fo:margin-bottom="0.224cm" fo:text-align="center" fo:text-indent="0cm"/>
      <style:text-properties fo:font-size="18pt"/>
    </style:style>
    <style:style style:name="Vintage-outline4" style:family="presentation" style:parent-style-name="Vintage-outline3">
      <style:paragraph-properties fo:margin-left="0cm" fo:margin-right="0cm" fo:margin-top="0cm" fo:margin-bottom="0.148cm" fo:text-align="center" fo:text-indent="0cm"/>
      <style:text-properties fo:font-size="15pt"/>
    </style:style>
    <style:style style:name="Vintage-outline5" style:family="presentation" style:parent-style-name="Vintage-outline4">
      <style:paragraph-properties fo:margin-left="0cm" fo:margin-right="0cm" fo:margin-top="0cm" fo:margin-bottom="0.074cm" fo:text-align="center" fo:text-indent="0cm"/>
      <style:text-properties fo:font-size="15pt"/>
    </style:style>
    <style:style style:name="Vintage-outline6" style:family="presentation" style:parent-style-name="Vintage-outline5">
      <style:paragraph-properties fo:margin-left="0cm" fo:margin-right="0cm" fo:margin-top="0cm" fo:margin-bottom="0.074cm" fo:text-align="center" fo:text-indent="0cm"/>
      <style:text-properties fo:font-size="15pt"/>
    </style:style>
    <style:style style:name="Vintage-outline7" style:family="presentation" style:parent-style-name="Vintage-outline6">
      <style:paragraph-properties fo:margin-left="0cm" fo:margin-right="0cm" fo:margin-top="0cm" fo:margin-bottom="0.074cm" fo:text-align="center" fo:text-indent="0cm"/>
      <style:text-properties fo:font-size="15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1.100000381469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5.479cm"/>
    </style:style>
    <style:style style:name="Mgr5" style:family="graphic" style:parent-style-name="standard">
      <style:graphic-properties draw:stroke="none" draw:fill="none" draw:fill-color="#ffffff" fo:min-height="5.976cm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fo:min-height="8.88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7.75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8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text-properties style:font-name="Liberation Serif" fo:font-size="14pt"/>
    </style:style>
    <style:style style:name="MP16" style:family="paragraph">
      <loext:graphic-properties draw:fill="none" draw:fill-color="#ffffff"/>
      <style:text-properties style:font-name="Liberation Serif" fo:font-size="14pt"/>
    </style:style>
    <style:style style:name="MP17" style:family="paragraph">
      <style:paragraph-properties fo:text-align="center"/>
      <style:text-properties style:font-name="Liberation Serif" fo:font-size="14pt"/>
    </style:style>
    <style:style style:name="MP18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9" style:family="paragraph">
      <style:paragraph-properties fo:text-align="end"/>
      <style:text-properties style:font-name="Liberation Serif" fo:font-size="14pt"/>
    </style:style>
    <style:style style:name="MP20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frame draw:style-name="Mgr3" draw:text-style-name="MP7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style-name="Mgr4" draw:text-style-name="MP8" draw:layer="backgroundobjects" svg:width="25.199cm" svg:height="5.729cm" svg:x="1.4cm" svg:y="8.45cm">
        <draw:text-box>
          <text:p/>
        </draw:text-box>
      </draw:frame>
      <draw:frame presentation:style-name="Mpr4" draw:text-style-name="MP10" draw:layer="backgroundobjects" svg:width="6.523cm" svg:height="1.086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6cm" svg:x="20.076cm" svg:y="14.348cm" presentation:class="page-number">
        <draw:text-box>
          <text:p text:style-name="MP13"><text:span text:style-name="MT2"><text:page-number>&lt;number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5.265cm" svg:height="10.476cm" svg:x="3.161cm" svg:y="2.123cm" presentation:class="page"/>
        <draw:frame presentation:style-name="Blue_5f_Curv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0" draw:layer="backgroundobjects" svg:width="9.369cm" svg:height="1.396cm" svg:x="0cm" svg:y="0.001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4" draw:layer="backgroundobjects" svg:width="9.369cm" svg:height="1.396cm" svg:x="12.219cm" svg:y="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0" draw:layer="backgroundobjects" svg:width="9.369cm" svg:height="1.396cm" svg:x="0cm" svg:y="26.543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4" draw:layer="backgroundobjects" svg:width="9.369cm" svg:height="1.396cm" svg:x="12.219cm" svg:y="26.543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.943cm" svg:height="2.63cm" svg:x="1.4cm" svg:y="4.473cm" presentation:class="title" presentation:placeholder="true">
        <draw:text-box/>
      </draw:frame>
      <draw:frame draw:style-name="Mgr5" draw:text-style-name="MP8" draw:layer="backgroundobjects" svg:width="25.199cm" svg:height="6.226cm" svg:x="1.4cm" svg:y="8.71cm">
        <draw:text-box>
          <text:p/>
        </draw:text-box>
      </draw:frame>
      <draw:frame draw:style-name="Mgr6" draw:text-style-name="MP7" draw:layer="backgroundobjects" svg:width="25.213cm" svg:height="2.985cm" svg:x="1.356cm" svg:y="4.672cm">
        <draw:image xlink:href="Pictures/1000020100000402000000A2A3713CAD6BE9DDA0.png" xlink:type="simple" xlink:show="embed" xlink:actuate="onLoad" loext:mime-type="image/png">
          <text:p/>
        </draw:image>
      </draw:frame>
      <draw:frame presentation:style-name="Pencil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encil-title" draw:layer="backgroundobjects" svg:width="15.265cm" svg:height="10.476cm" svg:x="3.161cm" svg:y="2.123cm" presentation:class="page"/>
        <draw:frame presentation:style-name="Pencil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0" draw:layer="backgroundobjects" svg:width="9.369cm" svg:height="1.396cm" svg:x="0cm" svg:y="0.001cm" presentation:class="header">
          <draw:text-box>
            <text:p text:style-name="MP9"><text:span text:style-name="MT2"><presentation:header/></text:span></text:p>
          </draw:text-box>
        </draw:frame>
        <draw:frame presentation:style-name="Mpr7" draw:text-style-name="MP14" draw:layer="backgroundobjects" svg:width="9.369cm" svg:height="1.396cm" svg:x="12.219cm" svg:y="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8" draw:text-style-name="MP10" draw:layer="backgroundobjects" svg:width="9.369cm" svg:height="1.396cm" svg:x="0cm" svg:y="26.543cm" presentation:class="footer">
          <draw:text-box>
            <text:p text:style-name="MP9"><text:span text:style-name="MT2"><presentation:footer/></text:span></text:p>
          </draw:text-box>
        </draw:frame>
        <draw:frame presentation:style-name="Mpr8" draw:text-style-name="MP14" draw:layer="backgroundobjects" svg:width="9.369cm" svg:height="1.396cm" svg:x="12.219cm" svg:y="26.543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LushGreen" style:page-layout-name="PM1" draw:style-name="Mdp2">
      <draw:frame presentation:style-name="LushGreen-title" draw:layer="backgroundobjects" svg:width="25.199cm" svg:height="1.729cm" svg:x="1.401cm" svg:y="7.35cm" presentation:class="title" presentation:placeholder="true">
        <draw:text-box/>
      </draw:frame>
      <draw:frame draw:style-name="Mgr7" draw:text-style-name="MP8" draw:layer="backgroundobjects" svg:width="25.199cm" svg:height="9.135cm" svg:x="1.4cm" svg:y="9.9cm">
        <draw:text-box>
          <text:p/>
        </draw:text-box>
      </draw:frame>
      <draw:frame presentation:style-name="Mpr9" draw:text-style-name="MP10" draw:layer="backgroundobjects" svg:width="6.523cm" svg:height="1.086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6cm" svg:x="20.075cm" svg:y="14.348cm" presentation:class="page-number">
        <draw:text-box>
          <text:p text:style-name="MP13"><text:span text:style-name="MT2"><text:page-number>&lt;number&gt;</text:page-number></text:span></text:p>
        </draw:text-box>
      </draw:frame>
      <draw:frame presentation:style-name="LushGree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ushGreen-title" draw:layer="backgroundobjects" svg:width="15.265cm" svg:height="10.475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8cm" svg:height="1.396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0" draw:text-style-name="MP14" draw:layer="backgroundobjects" svg:width="9.368cm" svg:height="1.396cm" svg:x="12.22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0" draw:layer="backgroundobjects" svg:width="9.368cm" svg:height="1.396cm" svg:x="0cm" svg:y="26.543cm" presentation:class="footer">
          <draw:text-box>
            <text:p text:style-name="MP9"><text:span text:style-name="MT2"><presentation:footer/></text:span></text:p>
          </draw:text-box>
        </draw:frame>
        <draw:frame presentation:style-name="Mpr11" draw:text-style-name="MP14" draw:layer="backgroundobjects" svg:width="9.368cm" svg:height="1.396cm" svg:x="12.22cm" svg:y="26.543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8" draw:text-style-name="MP7" draw:layer="backgroundobjects" svg:width="28cm" svg:height="15.75cm" svg:x="0cm" svg:y="0cm">
        <draw:image xlink:href="Pictures/10000201000004B000000337F93596D33F888407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2.629cm" svg:x="1.4cm" svg:y="6.6cm" presentation:class="title" presentation:placeholder="true">
        <draw:text-box/>
      </draw:frame>
      <draw:frame draw:style-name="Mgr9" draw:text-style-name="MP8" draw:layer="backgroundobjects" svg:width="24.639cm" svg:height="8.009cm" svg:x="1.4cm" svg:y="9.9cm">
        <draw:text-box>
          <text:p/>
        </draw:text-box>
      </draw:frame>
      <draw:frame presentation:style-name="Mpr12" draw:text-style-name="MP16" draw:layer="backgroundobjects" svg:width="6.523cm" svg:height="1.086cm" svg:x="1.399cm" svg:y="14.348cm" presentation:class="date-time">
        <draw:text-box>
          <text:p text:style-name="MP15"><text:span text:style-name="MT3"><presentation:date-time/></text:span></text:p>
        </draw:text-box>
      </draw:frame>
      <draw:frame presentation:style-name="Mpr12" draw:text-style-name="MP18" draw:layer="backgroundobjects" svg:width="8.875cm" svg:height="1.086cm" svg:x="9.575cm" svg:y="14.348cm" presentation:class="footer">
        <draw:text-box>
          <text:p text:style-name="MP17"><text:span text:style-name="MT3"><presentation:footer/></text:span></text:p>
        </draw:text-box>
      </draw:frame>
      <draw:frame presentation:style-name="Mpr12" draw:text-style-name="MP20" draw:layer="backgroundobjects" svg:width="6.523cm" svg:height="1.086cm" svg:x="20.074cm" svg:y="14.348cm" presentation:class="page-number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5.265cm" svg:height="10.475cm" svg:x="3.161cm" svg:y="2.123cm" presentation:class="page"/>
        <draw:frame presentation:style-name="Vintag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0" draw:layer="backgroundobjects" svg:width="9.368cm" svg:height="1.396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3" draw:text-style-name="MP14" draw:layer="backgroundobjects" svg:width="9.368cm" svg:height="1.396cm" svg:x="12.22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0" draw:layer="backgroundobjects" svg:width="9.368cm" svg:height="1.396cm" svg:x="0cm" svg:y="26.543cm" presentation:class="footer">
          <draw:text-box>
            <text:p text:style-name="MP9"><text:span text:style-name="MT2"><presentation:footer/></text:span></text:p>
          </draw:text-box>
        </draw:frame>
        <draw:frame presentation:style-name="Mpr14" draw:text-style-name="MP14" draw:layer="backgroundobjects" svg:width="9.368cm" svg:height="1.396cm" svg:x="12.22cm" svg:y="26.543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20-07-25T15:12:06.794000000</dc:date>
    <meta:editing-duration>PT1H51M47S</meta:editing-duration>
    <meta:editing-cycles>3</meta:editing-cycles>
    <meta:document-statistic meta:object-count="88"/>
  </office:meta>
</office:document-meta>
</file>